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fn="http://www.w3.org/2005/xpath-functions" xmlns:fo="urn:oasis:names:tc:opendocument:xmlns:xsl-fo-compatible:1.0" xmlns:functx="http://www.functx.com" xmlns:loext="urn:org:documentfoundation:names:experimental:office:xmlns:loext:1.0" xmlns:office="urn:oasis:names:tc:opendocument:xmlns:office:1.0" xmlns:officeooo="http://openoffice.org/2009/office" xmlns:saxon="http://saxon.sf.net/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style:style style:name="Tableau3.A" style:family="table-column">
      <style:table-column-properties style:column-width="8.0cm"/>
    </style:style>
    <style:style style:name="Tableau3.B" style:family="table-column">
      <style:table-column-properties style:column-width="0.5cm"/>
    </style:style>
    <style:style style:name="framedCell" style:family="table-cell">
      <style:table-cell-properties fo:wrap-option="wrap" style:shrink-to-fit="false" style:vertical-align="top" fo:border="2pt solid #234ca5" fo:padding="0cm"/>
    </style:style>
    <style:style style:name="P1" style:parent-style-name="Standard" style:family="paragraph">
      <style:paragraph-properties fo:text-align="left" fo:margin-top="1cm" style:justify-single-word="false"/>
      <style:text-properties fo:font-size="12pt" fo:font-weight="normal" fo:color="#000000"/>
    </style:style>
    <style:style style:name="HeaderFr" style:family="paragraph" style:class="chapter">
      <style:paragraph-properties fo:text-align="center" fo:margin-top="1cm" style:justify-single-word="false" fo:background-color="#012a83"/>
      <style:text-properties fo:font-size="20pt" fo:font-weight="bold" fo:color="#ffffff"/>
    </style:style>
    <style:style style:name="HeaderEn" style:family="paragraph" style:class="chapter">
      <style:paragraph-properties fo:text-align="center" style:justify-single-word="false" fo:background-color="#234ca5"/>
      <style:text-properties fo:font-size="16pt" fo:font-weight="bold" fo:color="#ffffff"/>
    </style:style>
    <style:style style:name="RubricItem" style:family="paragraph">
      <style:paragraph-properties style:vertical-align="top" style:justify-single-word="false" fo:text-align="start" style:auto-text-indent="false" fo:text-indent="0cm" fo:line-height="100%" fo:margin-bottom="0.15cm" fo:margin-top="0.15cm" fo:margin-right="0.33cm" fo:margin-left="0.33cm"/>
      <style:text-properties style:text-rotation-scale="line-height" style:text-rotation-angle="0" style:font-size-complex="10pt" style:font-size-asian="10pt" fo:font-size="10pt" style:font-name="Arial"/>
    </style:style>
    <style:style style:name="Tableau1" style:master-page-name="master_5f_0" style:family="table">
      <style:table-properties style:page-number="auto" style:width="20.98cm"/>
    </style:style>
    <style:style style:name="T2" style:family="paragraph">
      <style:paragraph-properties fo:text-align="center"/>
      <style:text-properties style:text-rotation-scale="line-height" style:text-rotation-angle="0" style:font-size-complex="14pt" style:font-size-asian="14pt" fo:font-weight="bold" fo:font-size="14pt" style:font-name="Arial" fo:color="#234ca5"/>
    </style:style>
    <style:style style:name="T2En" style:family="paragraph">
      <style:paragraph-properties fo:text-align="center"/>
      <style:text-properties style:text-rotation-scale="line-height" style:text-rotation-angle="0" style:font-size-complex="12pt" style:font-size-asian="12pt" fo:font-weight="bold" fo:font-size="12pt" style:font-name="Arial" fo:color="#234ca5"/>
    </style:style>
    <style:style style:name="T3" style:family="paragraph">
      <style:paragraph-properties fo:text-align="center" fo:margin-top="1cm" style:justify-single-word="false" fo:background-color="#012a83"/>
      <style:text-properties fo:font-size="14pt" fo:font-weight="bold" fo:color="#ffffff"/>
    </style:style>
    <text:list-style style:name="L1">
      <text:list-level-style-bullet text:bullet-char="•" text:style-name="Bullet_20_Symbols" text:level="1">
        <style:list-level-properties text:list-level-position-and-space-mode="label-alignment">
          <style:list-level-label-alignment fo:margin-left="1.27cm" fo:text-indent="-0.635cm" text:list-tab-stop-position="1.27cm" text:label-followed-by="listtab"/>
        </style:list-level-properties>
      </text:list-level-style-bullet>
      <text:list-level-style-bullet text:bullet-char="◦" text:style-name="Bullet_20_Symbols" text:level="2">
        <style:list-level-properties text:list-level-position-and-space-mode="label-alignment">
          <style:list-level-label-alignment fo:margin-left="1.905cm" fo:text-indent="-0.635cm" text:list-tab-stop-position="1.905cm" text:label-followed-by="listtab"/>
        </style:list-level-properties>
      </text:list-level-style-bullet>
      <text:list-level-style-bullet text:bullet-char="▪" text:style-name="Bullet_20_Symbols" text:level="3">
        <style:list-level-properties text:list-level-position-and-space-mode="label-alignment">
          <style:list-level-label-alignment fo:margin-left="2.54cm" fo:text-indent="-0.635cm" text:list-tab-stop-position="2.54cm" text:label-followed-by="listtab"/>
        </style:list-level-properties>
      </text:list-level-style-bullet>
    </text:list-style>
    <text:list-style style:name="L2">
      <text:list-level-style-number text:style-name="Numbering_20_Symbols" text:level="1" style:num-format="1" style:num-suffix=".">
        <style:list-level-properties text:list-level-position-and-space-mode="label-alignment">
          <style:list-level-label-alignment fo:margin-left="1.27cm" fo:text-indent="-0.635cm" text:list-tab-stop-position="1.27cm" text:label-followed-by="listtab"/>
        </style:list-level-properties>
      </text:list-level-style-number>
      <text:list-level-style-number text:style-name="Numbering_20_Symbols" text:level="2" style:num-format="1" style:num-suffix=".">
        <style:list-level-properties text:list-level-position-and-space-mode="label-alignment">
          <style:list-level-label-alignment fo:margin-left="1.905cm" fo:text-indent="-0.635cm" text:list-tab-stop-position="1.905cm" text:label-followed-by="listtab"/>
        </style:list-level-properties>
      </text:list-level-style-number>
      <text:list-level-style-number text:style-name="Numbering_20_Symbols" text:level="3" style:num-format="1" style:num-suffix=".">
        <style:list-level-properties text:list-level-position-and-space-mode="label-alignment">
          <style:list-level-label-alignment fo:margin-left="2.54cm" fo:text-indent="-0.635cm" text:list-tab-stop-position="2.54cm" text:label-followed-by="listtab"/>
        </style:list-level-properties>
      </text:list-level-style-number>
    </text:list-style>
    <style:style style:name="TitleFr" style:family="paragraph" style:class="chapter">
      <style:paragraph-properties fo:text-align="center" fo:margin-top="1cm" style:justify-single-word="false"/>
      <style:text-properties fo:font-size="20pt" fo:font-weight="bold" fo:color="#0000ff"/>
    </style:style>
    <style:style style:name="TitleEn" style:family="paragraph" style:class="chapter">
      <style:paragraph-properties fo:text-align="center" fo:margin-top="1cm" style:justify-single-word="false"/>
      <style:text-properties fo:font-size="16pt" fo:font-weight="bold" fo:color="#0000ff"/>
    </style:style>
    <style:style style:name="Rubric" style:family="paragraph" style:class="chapter">
      <style:paragraph-properties fo:text-align="left" fo:margin-top="1cm" style:justify-single-word="false"/>
      <style:text-properties fo:font-size="12pt" fo:font-weight="normal" fo:color="#000000"/>
    </style:style>
    <style:style style:name="RubricHead" style:family="paragraph">
      <style:paragraph-properties fo:text-align="left" fo:margin-top="1cm" style:justify-single-word="false"/>
      <style:text-properties style:font-weight-complex="bold" style:font-size-complex="10pt" style:font-weight-asian="bold" style:font-size-asian="10pt" fo:font-weight="bold" fo:font-size="10pt" style:font-name="Arial1"/>
    </style:style>
    <style:style style:name="attribute" style:family="paragraph">
      <style:paragraph-properties fo:text-align="left" style:justify-single-word="false" fo:margin-bottom="0.15cm" fo:margin-top="0.33cm" fo:margin-right="0.15cm" fo:margin-left="0.15cm"/>
      <style:text-properties fo:font-size="10pt" fo:font-weight="bold" fo:color="#000000" style:text-underline-color="font-color" style:text-underline-width="auto" style:text-underline-style="solid"/>
    </style:style>
    <style:style style:name="Bold" style:family="text">
      <style:text-properties style:font-weight-complex="bold" style:font-weight-asian="bold" fo:font-weight="bold"/>
    </style:style>
    <style:style style:name="Italic" style:family="text">
      <style:text-properties style:font-style-complex="italic" style:font-style-asian="italic" fo:font-style="italic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SeriesTitle" table:style-name="Tableau1">
        <table:table-column table:style-name="TC0"/>
        <table:table-row>
          <table:table-cell>
            <text:p text:style-name="HeaderFr">sdf</text:p>
          </table:table-cell>
        </table:table-row>
        <table:table-row>
          <table:table-cell>
            <text:p text:style-name="HeaderEn">sdfsdf</text:p>
          </table:table-cell>
        </table:table-row>
      </table:table>
      <table:table table:name="TableauSeriesHead" table:style-name="Tableau1">
        <table:table-column table:style-name="TC0"/>
        <table:table-row>
          <table:table-cell>
            <text:p/>
            <text:p text:style-name="T2">Informations sur la série :</text:p>
            <text:p text:style-name="T2">sdf</text:p>
            <text:p text:style-name="T2En">Informations about the series:</text:p>
            <text:p text:style-name="T2En">sdfsdf</text:p>
            <text:p/>
          </table:table-cell>
        </table:table-row>
      </table:table>
      <text:p/>
      <table:table table:name="TableauSeries" table:style-name="Tableau1">
        <table:table-column table:style-name="Tableau3.A"/>
        <table:table-column table:style-name="Tableau3.B"/>
        <table:table-column table:style-name="Tableau3.A"/>
        <table:table-row>
          <table:table-cell table:style-name="framedCell">
            <text:p text:style-name="attribute">Nom court</text:p>
            <text:p text:style-name="RubricItem"/>
          </table:table-cell>
          <table:table-cell table:style-name="separatingColumn"/>
          <table:table-cell table:style-name="framedCell">
            <text:p text:style-name="attribute">Short name</text:p>
            <text:p text:style-name="RubricItem"/>
          </table:table-cell>
        </table:table-row>
        <table:table-row>
          <table:table-cell table:style-name="framedCell">
            <text:p text:style-name="attribute">Résumé</text:p>
            <text:p text:style-name="RubricItem"/>
          </table:table-cell>
          <table:table-cell table:style-name="separatingColumn"/>
          <table:table-cell table:style-name="framedCell">
            <text:p text:style-name="attribute">Summary</text:p>
            <text:p text:style-name="RubricItem"/>
          </table:table-cell>
        </table:table-row>
        <table:table-row>
          <table:table-cell table:style-name="framedCell">
            <text:p text:style-name="attribute">Historique</text:p>
            <text:p text:style-name="RubricItem"/>
          </table:table-cell>
          <table:table-cell table:style-name="separatingColumn"/>
          <table:table-cell table:style-name="framedCell">
            <text:p text:style-name="attribute">History</text:p>
            <text:p text:style-name="RubricItem"/>
          </table:table-cell>
        </table:table-row>
        <table:table-row>
          <table:table-cell table:style-name="framedCell">
            <text:p text:style-name="attribute">Type d'opération</text:p>
            <text:p text:style-name="RubricItem"/>
          </table:table-cell>
          <table:table-cell table:style-name="separatingColumn"/>
          <table:table-cell table:style-name="framedCell">
            <text:p text:style-name="attribute">Operation type</text:p>
            <text:p text:style-name="RubricItem"/>
          </table:table-cell>
        </table:table-row>
        <table:table-row>
          <table:table-cell table:style-name="framedCell">
            <text:p text:style-name="attribute">Fréquence de collecte des données</text:p>
            <text:p text:style-name="RubricItem"/>
          </table:table-cell>
          <table:table-cell table:style-name="separatingColumn"/>
          <table:table-cell table:style-name="framedCell">
            <text:p text:style-name="attribute">Data frequency of dissemination</text:p>
            <text:p text:style-name="RubricItem"/>
          </table:table-cell>
        </table:table-row>
        <table:table-row>
          <table:table-cell table:style-name="framedCell" table:number-columns-spanned="3">
            <text:p text:style-name="attribute">Organismes responsables</text:p>
            <text:p text:style-name="RubricItem"/>
          </table:table-cell>
        </table:table-row>
        <table:table-row>
          <table:table-cell table:style-name="framedCell" table:number-columns-spanned="3">
            <text:p text:style-name="attribute">Partenaires</text:p>
            <text:p text:style-name="RubricItem"/>
          </table:table-cell>
        </table:table-row>
        <table:table-row>
          <table:table-cell table:style-name="framedCell" table:number-columns-spanned="3">
            <text:p text:style-name="attribute">Services collecteurs</text:p>
            <text:p text:style-name="RubricItem"/>
          </table:table-cell>
        </table:table-row>
        <table:table-row>
          <table:table-cell table:style-name="framedCell" table:number-columns-spanned="3">
            <text:p text:style-name="attribute">Propriétaire</text:p>
            <text:p text:style-name="RubricItem"/>
          </table:table-cell>
        </table:table-row>
        <table:table-row>
          <table:table-cell table:style-name="framedCell">
            <text:p text:style-name="attribute">Succède à</text:p>
            <text:p text:style-name="RubricItem"/>
          </table:table-cell>
          <table:table-cell table:style-name="separatingColumn"/>
          <table:table-cell table:style-name="framedCell">
            <text:p text:style-name="attribute">Replaces</text:p>
            <text:p text:style-name="RubricItem"/>
          </table:table-cell>
        </table:table-row>
        <table:table-row>
          <table:table-cell table:style-name="framedCell">
            <text:p text:style-name="attribute">Remplacé par</text:p>
            <text:p text:style-name="RubricItem"/>
          </table:table-cell>
          <table:table-cell table:style-name="separatingColumn"/>
          <table:table-cell table:style-name="framedCell">
            <text:p text:style-name="attribute">Replaced by</text:p>
            <text:p text:style-name="RubricItem"/>
          </table:table-cell>
        </table:table-row>
        <table:table-row>
          <table:table-cell table:style-name="framedCell" table:number-columns-spanned="3">
            <text:p text:style-name="attribute">Indicateurs produits</text:p>
            <text:p text:style-name="RubricItem"/>
          </table:table-cell>
        </table:table-row>
        <table:table-row>
          <table:table-cell table:style-name="framedCell">
            <text:p text:style-name="attribute">Séries ou Indicateurs liés</text:p>
            <text:p text:style-name="attribute">Séries:</text:p>
            <text:p text:style-name="RubricItem"/>
            <text:p text:style-name="attribute">Indicateurs:</text:p>
            <text:p text:style-name="RubricItem"/>
          </table:table-cell>
          <table:table-cell table:style-name="separatingColumn"/>
          <table:table-cell table:style-name="framedCell">
            <text:p text:style-name="attribute">Series and indicators produced</text:p>
            <text:p text:style-name="attribute">Series:</text:p>
            <text:p text:style-name="RubricItem"/>
            <text:p text:style-name="attribute">Indicators:</text:p>
            <text:p text:style-name="RubricItem"/>
          </table:table-cell>
        </table:table-row>
        <table:table-row>
          <table:table-cell table:style-name="framedCell">
            <text:p text:style-name="attribute">Famille parente</text:p>
            <text:p text:style-name="RubricItem">Activité, production et chiffre d'affaires</text:p>
          </table:table-cell>
          <table:table-cell table:style-name="separatingColumn"/>
          <table:table-cell table:style-name="framedCell">
            <text:p text:style-name="attribute">Parent Family</text:p>
            <text:p text:style-name="RubricItem">Activity, production and turnover</text:p>
          </table:table-cell>
        </table:table-row>
        <table:table-row>
          <table:table-cell table:style-name="framedCell">
            <text:p text:style-name="attribute">Opérations filles</text:p>
            <text:p text:style-name="RubricItem"/>
          </table:table-cell>
          <table:table-cell table:style-name="separatingColumn"/>
          <table:table-cell table:style-name="framedCell">
            <text:p text:style-name="attribute">Daughter operations</text:p>
            <text:p text:style-name="RubricItem"/>
          </table:table-cell>
        </table:table-row>
      </table:table>
      <text:p/>
      <text:p text:style-name="T3">Rapport qualité : </text:p>
      <table:table>
        <table:table-column/>
        <table:table-column/>
        <table:table-row>
          <table:table-cell>
            <text:p text:style-name="RubricHead">S.1 - Contact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1 - Organisme de contact</text:p>
            <text:p text:style-name="RubricItem"/>
          </table:table-cell>
          <table:table-cell table:style-name="framedCell">
            <text:p text:style-name="attribute">S.1.1 - Contact organis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2 - Unité d'appartenance du  contact dans l'organisme</text:p>
            <text:p text:style-name="RubricItem"/>
          </table:table-cell>
          <table:table-cell table:style-name="framedCell">
            <text:p text:style-name="attribute">S.1.2 - Contact organisation uni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3 - Nom du contact</text:p>
            <text:p text:style-name="RubricItem"/>
          </table:table-cell>
          <table:table-cell table:style-name="framedCell">
            <text:p text:style-name="attribute">S.1.3 - Contact nam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4 - Fonction de la personne contact</text:p>
            <text:p text:style-name="RubricItem"/>
          </table:table-cell>
          <table:table-cell table:style-name="framedCell">
            <text:p text:style-name="attribute">S.1.4 - Contact person func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5 - Adresse postale du contact</text:p>
            <text:p text:style-name="RubricItem"/>
          </table:table-cell>
          <table:table-cell table:style-name="framedCell">
            <text:p text:style-name="attribute">S.1.5 - Contact mail addr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6 - Adresse électronique du contact</text:p>
            <text:p text:style-name="RubricItem"/>
          </table:table-cell>
          <table:table-cell table:style-name="framedCell">
            <text:p text:style-name="attribute">S.1.6 - Contact email addr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7 - Numéro de téléphone du contact</text:p>
            <text:p text:style-name="RubricItem"/>
          </table:table-cell>
          <table:table-cell table:style-name="framedCell">
            <text:p text:style-name="attribute">S.1.7 - Contact phone numbe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.8 - Numéro de télécopieur du contact</text:p>
            <text:p text:style-name="RubricItem"/>
          </table:table-cell>
          <table:table-cell table:style-name="framedCell">
            <text:p text:style-name="attribute">S.1.8 - Contact fax number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2 - Mise à jour des métadonnées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2.1 - Dernières métadonnées certifiées</text:p>
            <text:p text:style-name="RubricItem"/>
          </table:table-cell>
          <table:table-cell table:style-name="framedCell">
            <text:p text:style-name="attribute">S.2.1 - Metadata last certified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2.2 - Dernières métadonnées envoyées</text:p>
            <text:p text:style-name="RubricItem"/>
          </table:table-cell>
          <table:table-cell table:style-name="framedCell">
            <text:p text:style-name="attribute">S.2.2 - Metadata last posted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2.3 - Dernière mise à jour des métadonnées</text:p>
            <text:p text:style-name="RubricItem"/>
          </table:table-cell>
          <table:table-cell table:style-name="framedCell">
            <text:p text:style-name="attribute">S.2.3 - Metadata last update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3 - Présentation statistique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1 - Description  des données</text:p>
            <text:p text:style-name="RubricItem"/>
          </table:table-cell>
          <table:table-cell table:style-name="framedCell">
            <text:p text:style-name="attribute">S.3.1 - Data descrip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2 - Nomenclature</text:p>
            <text:p text:style-name="RubricItem"/>
          </table:table-cell>
          <table:table-cell table:style-name="framedCell">
            <text:p text:style-name="attribute">S.3.2 - Classification system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3 - Couverture sectorielle</text:p>
            <text:p text:style-name="RubricItem"/>
          </table:table-cell>
          <table:table-cell table:style-name="framedCell">
            <text:p text:style-name="attribute">S.3.3 - Sector coverag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4 - Concepts et définitions statistiques</text:p>
            <text:p text:style-name="RubricItem"/>
          </table:table-cell>
          <table:table-cell table:style-name="framedCell">
            <text:p text:style-name="attribute">S.3.4 - Statistical concepts and definition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5 - Unité statistique</text:p>
            <text:p text:style-name="RubricItem"/>
          </table:table-cell>
          <table:table-cell table:style-name="framedCell">
            <text:p text:style-name="attribute">S.3.5 - Statistical uni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6 - Population statistique</text:p>
            <text:p text:style-name="RubricItem"/>
          </table:table-cell>
          <table:table-cell table:style-name="framedCell">
            <text:p text:style-name="attribute">S.3.6 - Statistical popul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7 - Zone géographique de référence</text:p>
            <text:p text:style-name="RubricItem"/>
          </table:table-cell>
          <table:table-cell table:style-name="framedCell">
            <text:p text:style-name="attribute">S.3.7 - Reference area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C.3.7.1 - Extensions régionales</text:p>
            <text:p text:style-name="RubricItem"/>
          </table:table-cell>
          <table:table-cell table:style-name="framedCell">
            <text:p text:style-name="attribute">C.3.7.1 - Regional extension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8 - Couverture temporelle</text:p>
            <text:p text:style-name="RubricItem"/>
          </table:table-cell>
          <table:table-cell table:style-name="framedCell">
            <text:p text:style-name="attribute">S.3.8 - Time coverag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3.9 - Période de base</text:p>
            <text:p text:style-name="RubricItem"/>
          </table:table-cell>
          <table:table-cell table:style-name="framedCell">
            <text:p text:style-name="attribute">S.3.9 - Base period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C.3.10 - Faits marquants</text:p>
            <text:p text:style-name="RubricItem"/>
          </table:table-cell>
          <table:table-cell table:style-name="framedCell">
            <text:p text:style-name="attribute">C.3.10 - Highlight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4 - Unité de mesure</text:p>
            <text:p text:style-name="RubricItem"/>
          </table:table-cell>
          <table:table-cell table:style-name="framedCell">
            <text:p text:style-name="attribute">S.4 - Unit of measur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5 - Période de référence</text:p>
            <text:p text:style-name="RubricItem"/>
          </table:table-cell>
          <table:table-cell table:style-name="framedCell">
            <text:p text:style-name="attribute">S.5 - Reference period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6 - Mandat institutionnel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6.1 - Actes juridiques et autres accords</text:p>
            <text:p text:style-name="RubricItem"/>
          </table:table-cell>
          <table:table-cell table:style-name="framedCell">
            <text:p text:style-name="attribute">S.6.1 - Legal acts and other agreement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6.2 - Partage des données</text:p>
            <text:p text:style-name="RubricItem"/>
          </table:table-cell>
          <table:table-cell table:style-name="framedCell">
            <text:p text:style-name="attribute">S.6.2 - Data sharing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6.3 - Statut de l'enquête</text:p>
            <text:p text:style-name="RubricItem"/>
          </table:table-cell>
          <table:table-cell table:style-name="framedCell">
            <text:p text:style-name="attribute">I.6.3 - Survey statu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6.4 - n° de visa</text:p>
            <text:p text:style-name="RubricItem"/>
          </table:table-cell>
          <table:table-cell table:style-name="framedCell">
            <text:p text:style-name="attribute">I.6.4 - n° visa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7 - Confidentiali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7.1 - Politique de confidentialité</text:p>
            <text:p text:style-name="RubricItem"/>
          </table:table-cell>
          <table:table-cell table:style-name="framedCell">
            <text:p text:style-name="attribute">S.7.1 - Confidentiality - policy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7.2 - Confidentialité — traitement des données</text:p>
            <text:p text:style-name="RubricItem"/>
          </table:table-cell>
          <table:table-cell table:style-name="framedCell">
            <text:p text:style-name="attribute">S.7.2 - Confidentiality - data treatment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8 - Politique de diffusion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8.1 - Calendrier de diffusion</text:p>
            <text:p text:style-name="RubricItem"/>
          </table:table-cell>
          <table:table-cell table:style-name="framedCell">
            <text:p text:style-name="attribute">S.8.1 - Release calenda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8.2 - Accès au calendrier de diffusion</text:p>
            <text:p text:style-name="RubricItem"/>
          </table:table-cell>
          <table:table-cell table:style-name="framedCell">
            <text:p text:style-name="attribute">S.8.2 - Release calendar acc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8.3 - Accès par l’utilisateur</text:p>
            <text:p text:style-name="RubricItem"/>
          </table:table-cell>
          <table:table-cell table:style-name="framedCell">
            <text:p text:style-name="attribute">S.8.3 - User acc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9 - Fréquence de diffusion</text:p>
            <text:p text:style-name="RubricItem"/>
          </table:table-cell>
          <table:table-cell table:style-name="framedCell">
            <text:p text:style-name="attribute">S.9 - Frequency of dissemination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0 - Accessibilité et clar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1 - Communiqué de presse</text:p>
            <text:p text:style-name="RubricItem"/>
          </table:table-cell>
          <table:table-cell table:style-name="framedCell">
            <text:p text:style-name="attribute">S.10.1 - News releas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2 - Publications</text:p>
            <text:p text:style-name="RubricItem"/>
          </table:table-cell>
          <table:table-cell table:style-name="framedCell">
            <text:p text:style-name="attribute">S.10.2 - Publication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3 - Base de données en ligne</text:p>
            <text:p text:style-name="RubricItem"/>
          </table:table-cell>
          <table:table-cell table:style-name="framedCell">
            <text:p text:style-name="attribute">S.10.3 - On-line databas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4 - Accès aux micro-données</text:p>
            <text:p text:style-name="RubricItem"/>
          </table:table-cell>
          <table:table-cell table:style-name="framedCell">
            <text:p text:style-name="attribute">S.10.4 - Micro-data acc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5 - Autres</text:p>
            <text:p text:style-name="RubricItem"/>
          </table:table-cell>
          <table:table-cell table:style-name="framedCell">
            <text:p text:style-name="attribute">S.10.5 - Othe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6 - Documentation sur la méthodologie</text:p>
            <text:p text:style-name="RubricItem"/>
          </table:table-cell>
          <table:table-cell table:style-name="framedCell">
            <text:p text:style-name="attribute">S.10.6 - Documentation on methodology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0.7 - Documentation sur la qualité</text:p>
            <text:p text:style-name="RubricItem"/>
          </table:table-cell>
          <table:table-cell table:style-name="framedCell">
            <text:p text:style-name="attribute">S.10.7 - Quality documentation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1 - Gestion de la quali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1.1 - Cadre d'assurance qualité</text:p>
            <text:p text:style-name="RubricItem"/>
          </table:table-cell>
          <table:table-cell table:style-name="framedCell">
            <text:p text:style-name="attribute">S.11.1 - Quality assuranc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C.11.1.2 - Comitologie</text:p>
            <text:p text:style-name="RubricItem"/>
          </table:table-cell>
          <table:table-cell table:style-name="framedCell">
            <text:p text:style-name="attribute">C.11.1.2 - Steering organis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1.2 - Évaluation de la qualité</text:p>
            <text:p text:style-name="RubricItem"/>
          </table:table-cell>
          <table:table-cell table:style-name="framedCell">
            <text:p text:style-name="attribute">S.11.2 - Quality assessment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2 - Pertinence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2.1 - Besoins des utilisateurs</text:p>
            <text:p text:style-name="RubricItem"/>
          </table:table-cell>
          <table:table-cell table:style-name="framedCell">
            <text:p text:style-name="attribute">S.12.1 - User need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C.12.1.1 - Instances de concertation</text:p>
            <text:p text:style-name="RubricItem"/>
          </table:table-cell>
          <table:table-cell table:style-name="framedCell">
            <text:p text:style-name="attribute">C.12.1.1 - Users consultation organis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2.2 - Satisfaction des utilisateurs</text:p>
            <text:p text:style-name="RubricItem"/>
          </table:table-cell>
          <table:table-cell table:style-name="framedCell">
            <text:p text:style-name="attribute">S.12.2 - User satisfac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2.3 - Exhaustivité</text:p>
            <text:p text:style-name="RubricItem"/>
          </table:table-cell>
          <table:table-cell table:style-name="framedCell">
            <text:p text:style-name="attribute">S.12.3 - Completeness and R1. Data completeness – rate for U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3 - Précision et fiabili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1 - Précision globale</text:p>
            <text:p text:style-name="RubricItem"/>
          </table:table-cell>
          <table:table-cell table:style-name="framedCell">
            <text:p text:style-name="attribute">S.13.1 - Overall accuracy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2 - Erreur aléatoire</text:p>
            <text:p text:style-name="RubricItem"/>
          </table:table-cell>
          <table:table-cell table:style-name="framedCell">
            <text:p text:style-name="attribute">S.13.2 - Sampling error and A1. Sampling errors – indicators for U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 - Erreur non aléatoire</text:p>
            <text:p text:style-name="RubricItem"/>
          </table:table-cell>
          <table:table-cell table:style-name="framedCell">
            <text:p text:style-name="attribute">S.13.3 - Non-sampling error and A4. Unit non-response - rate for U and A5. Item non-response - rate for U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.1 - Erreur de couverture</text:p>
            <text:p text:style-name="RubricItem"/>
          </table:table-cell>
          <table:table-cell table:style-name="framedCell">
            <text:p text:style-name="attribute">S.13.3.1 - Coverage erro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.2 - Erreur de mesure</text:p>
            <text:p text:style-name="RubricItem"/>
          </table:table-cell>
          <table:table-cell table:style-name="framedCell">
            <text:p text:style-name="attribute">S.13.3.2 - Measurement erro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.3 - Erreur de non-réponse</text:p>
            <text:p text:style-name="RubricItem"/>
          </table:table-cell>
          <table:table-cell table:style-name="framedCell">
            <text:p text:style-name="attribute">S.13.3.3 - Non response erro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.4 - Erreur de traitement</text:p>
            <text:p text:style-name="RubricItem"/>
          </table:table-cell>
          <table:table-cell table:style-name="framedCell">
            <text:p text:style-name="attribute">S.13.3.4 - Processing error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3.3.5 - Erreur dues aux hypothèses au modèle</text:p>
            <text:p text:style-name="RubricItem"/>
          </table:table-cell>
          <table:table-cell table:style-name="framedCell">
            <text:p text:style-name="attribute">S.13.3.5 - Model assumption error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4 - Actualité et ponctuali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4.1 - Actualité</text:p>
            <text:p text:style-name="RubricItem"/>
          </table:table-cell>
          <table:table-cell table:style-name="framedCell">
            <text:p text:style-name="attribute">S.14.1 - Timelines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4.2 - Ponctualité</text:p>
            <text:p text:style-name="RubricItem"/>
          </table:table-cell>
          <table:table-cell table:style-name="framedCell">
            <text:p text:style-name="attribute">S.14.2 - Punctuality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5 - Cohérence et comparabilité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1 - Comparabilité — géographique</text:p>
            <text:p text:style-name="RubricItem"/>
          </table:table-cell>
          <table:table-cell table:style-name="framedCell">
            <text:p text:style-name="attribute">S.15.1 - Comparability - geographical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2 - Comparabilité dans le temps</text:p>
            <text:p text:style-name="RubricItem"/>
          </table:table-cell>
          <table:table-cell table:style-name="framedCell">
            <text:p text:style-name="attribute">S.15.2 - Comparability - over time and CC2. Length of comparable time series for U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3 - Cohérence — entre domaines</text:p>
            <text:p text:style-name="RubricItem"/>
          </table:table-cell>
          <table:table-cell table:style-name="framedCell">
            <text:p text:style-name="attribute">S.15.3 - Coherence - cross domai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3.1 - Cohérence – Statistiques annuelles et infra-annuelles</text:p>
            <text:p text:style-name="RubricItem"/>
          </table:table-cell>
          <table:table-cell table:style-name="framedCell">
            <text:p text:style-name="attribute">S.15.3.1 - Coherence - sub annual and annual statistic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3.2 - Cohérence – Comptes nationaux</text:p>
            <text:p text:style-name="RubricItem"/>
          </table:table-cell>
          <table:table-cell table:style-name="framedCell">
            <text:p text:style-name="attribute">S.15.3.2 - Coherence - National Account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5.4 - Cohérence — interne</text:p>
            <text:p text:style-name="RubricItem"/>
          </table:table-cell>
          <table:table-cell table:style-name="framedCell">
            <text:p text:style-name="attribute">S.15.4 - Coherence - internal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6 - Coûts et charge</text:p>
            <text:p text:style-name="RubricItem"/>
          </table:table-cell>
          <table:table-cell table:style-name="framedCell">
            <text:p text:style-name="attribute">S.16 - Cost and burden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7 - Révision des données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7.1 - Révision des données — politique</text:p>
            <text:p text:style-name="RubricItem"/>
          </table:table-cell>
          <table:table-cell table:style-name="framedCell">
            <text:p text:style-name="attribute">S.17.1 - Data revision - policy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7.2 - Révision des données — pratiques</text:p>
            <text:p text:style-name="RubricItem"/>
          </table:table-cell>
          <table:table-cell table:style-name="framedCell">
            <text:p text:style-name="attribute">S.17.2 - Data revision - practice</text:p>
            <text:p text:style-name="RubricItem"/>
          </table:table-cell>
        </table:table-row>
      </table:table>
      <table:table>
        <table:table-column/>
        <table:table-column/>
        <table:table-row>
          <table:table-cell>
            <text:p text:style-name="RubricHead">S.18 - Traitement statistique</text:p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1 - Données sources</text:p>
            <text:p text:style-name="RubricItem"/>
          </table:table-cell>
          <table:table-cell table:style-name="framedCell">
            <text:p text:style-name="attribute">S.18.1 - Source data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2 - Fréquence de collecte des données</text:p>
            <text:p text:style-name="RubricItem"/>
          </table:table-cell>
          <table:table-cell table:style-name="framedCell">
            <text:p text:style-name="attribute">S.18.2 - Frequency of data collec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3 - Collecte des données</text:p>
            <text:p text:style-name="RubricItem"/>
          </table:table-cell>
          <table:table-cell table:style-name="framedCell">
            <text:p text:style-name="attribute">S.18.3 - Data collec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4 - Validation des données</text:p>
            <text:p text:style-name="RubricItem"/>
          </table:table-cell>
          <table:table-cell table:style-name="framedCell">
            <text:p text:style-name="attribute">S.18.4 - Data valid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5 - Élaboration des données</text:p>
            <text:p text:style-name="RubricItem"/>
          </table:table-cell>
          <table:table-cell table:style-name="framedCell">
            <text:p text:style-name="attribute">S.18.5 - Data compilation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6 - Ajustement</text:p>
            <text:p text:style-name="RubricItem"/>
          </table:table-cell>
          <table:table-cell table:style-name="framedCell">
            <text:p text:style-name="attribute">S.18.6 - Adjustmen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8.6.1 - Correction des variations saisonnières</text:p>
            <text:p text:style-name="RubricItem"/>
          </table:table-cell>
          <table:table-cell table:style-name="framedCell">
            <text:p text:style-name="attribute">S.18.6.1 - Seasonal adjustmen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7 - Période de collecte</text:p>
            <text:p text:style-name="RubricItem"/>
          </table:table-cell>
          <table:table-cell table:style-name="framedCell">
            <text:p text:style-name="attribute">I.18.7 - Data collection period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8 - Mode de collecte</text:p>
            <text:p text:style-name="RubricItem"/>
          </table:table-cell>
          <table:table-cell table:style-name="framedCell">
            <text:p text:style-name="attribute">I.18.8 - Collection mod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9 - Unité(s) enquêtée(s)</text:p>
            <text:p text:style-name="RubricItem"/>
          </table:table-cell>
          <table:table-cell table:style-name="framedCell">
            <text:p text:style-name="attribute">I.18.9 - Survey uni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10 - Plan de sondage</text:p>
            <text:p text:style-name="RubricItem"/>
          </table:table-cell>
          <table:table-cell table:style-name="framedCell">
            <text:p text:style-name="attribute">I.18.10 - Sampling method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11 - Taille de l'échantillon</text:p>
            <text:p text:style-name="RubricItem"/>
          </table:table-cell>
          <table:table-cell table:style-name="framedCell">
            <text:p text:style-name="attribute">I.18.11 - Sample size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18.12 - Documents de collecte</text:p>
            <text:p text:style-name="RubricItem"/>
          </table:table-cell>
          <table:table-cell table:style-name="framedCell">
            <text:p text:style-name="attribute">I.18.12 - Data collection documents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S.19 - Commentaire</text:p>
            <text:p text:style-name="RubricItem"/>
          </table:table-cell>
          <table:table-cell table:style-name="framedCell">
            <text:p text:style-name="attribute">S.19 - Comment</text:p>
            <text:p text:style-name="RubricItem"/>
          </table:table-cell>
        </table:table-row>
      </table:table>
      <table:table>
        <table:table-column/>
        <table:table-column/>
        <table:table-row>
          <table:table-cell table:style-name="framedCell">
            <text:p text:style-name="attribute">I.20 - Voir aussi</text:p>
            <text:p text:style-name="RubricItem"/>
          </table:table-cell>
          <table:table-cell table:style-name="framedCell">
            <text:p text:style-name="attribute">I.20 - See Also</text:p>
            <text:p text:style-name="RubricItem"/>
          </table:table-cell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1" meta:image-count="0" meta:object-count="0" meta:page-count="3" meta:paragraph-count="132" meta:word-count="210" meta:character-count="3200" meta:non-whitespace-character-count="3122"/>
    <meta:generator>LibreOffice/6.4.6.2$Windows_X86_64 LibreOffice_project/0ce51a4fd21bff07a5c061082cc82c5ed232f115</meta:generator>
  </office:meta>
</office:document-meta>
</file>